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rsid="0012212e" officeooo:paragraph-rsid="0012212e"/>
    </style:style>
    <style:style style:name="P2" style:family="paragraph" style:parent-style-name="Subtitle">
      <style:text-properties officeooo:rsid="00158aaf" officeooo:paragraph-rsid="00158aaf"/>
    </style:style>
    <style:style style:name="P3" style:family="paragraph" style:parent-style-name="Text_20_body">
      <style:text-properties officeooo:rsid="0012212e" officeooo:paragraph-rsid="0012212e"/>
    </style:style>
    <style:style style:name="P4" style:family="paragraph" style:parent-style-name="Text_20_body">
      <style:text-properties officeooo:rsid="0017826b" officeooo:paragraph-rsid="0017826b"/>
    </style:style>
    <style:style style:name="P5" style:family="paragraph" style:parent-style-name="Text_20_body">
      <style:text-properties officeooo:rsid="0018443a" officeooo:paragraph-rsid="0018443a"/>
    </style:style>
    <style:style style:name="P6" style:family="paragraph" style:parent-style-name="Text_20_body">
      <style:text-properties officeooo:rsid="00191e19" officeooo:paragraph-rsid="00191e19"/>
    </style:style>
    <style:style style:name="P7" style:family="paragraph" style:parent-style-name="Text_20_body">
      <style:text-properties officeooo:rsid="0019ee66" officeooo:paragraph-rsid="0019ee66"/>
    </style:style>
    <style:style style:name="P8" style:family="paragraph" style:parent-style-name="Text_20_body">
      <style:text-properties officeooo:rsid="001ad351" officeooo:paragraph-rsid="001ad351"/>
    </style:style>
    <style:style style:name="P9" style:family="paragraph" style:parent-style-name="Heading_20_2">
      <style:text-properties officeooo:rsid="0018443a" officeooo:paragraph-rsid="0018443a"/>
    </style:style>
    <style:style style:name="P10" style:family="paragraph" style:parent-style-name="Heading_20_2">
      <style:text-properties officeooo:rsid="00191e19" officeooo:paragraph-rsid="00191e19"/>
    </style:style>
    <style:style style:name="P11" style:family="paragraph" style:parent-style-name="Heading_20_2">
      <style:text-properties officeooo:rsid="0019ee66" officeooo:paragraph-rsid="0019ee66"/>
    </style:style>
    <style:style style:name="P12" style:family="paragraph" style:parent-style-name="Heading_20_2">
      <style:text-properties officeooo:rsid="001ad351" officeooo:paragraph-rsid="001ad351"/>
    </style:style>
    <style:style style:name="P13" style:family="paragraph" style:parent-style-name="Heading_20_1">
      <style:text-properties officeooo:rsid="0017826b" officeooo:paragraph-rsid="0017826b"/>
    </style:style>
    <style:style style:name="P14" style:family="paragraph" style:parent-style-name="Heading_20_1">
      <style:paragraph-properties fo:break-before="page"/>
      <style:text-properties officeooo:rsid="0017826b" officeooo:paragraph-rsid="0017826b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Title" style:master-page-name="First_20_Page">
      <style:paragraph-properties style:page-number="auto"/>
      <style:text-properties officeooo:rsid="0012212e" officeooo:paragraph-rsid="0012212e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2d7d5"/>
    </style:style>
    <style:style style:name="T2" style:family="text">
      <style:text-properties officeooo:rsid="0016c0f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IGEMAIL: <text:span text:style-name="T1">End-to-End Encrypted Email using the Signal Protocol</text:span></text:p>
      <text:p text:style-name="P1">John Agapeyev A00928238</text:p>
      <text:p text:style-name="P2">COMP8045 <text:span text:style-name="T2">Major Project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17"><text:a xlink:type="simple" xlink:href="#__RefHeading___Toc105_2301110391" text:style-name="Index_20_Link" text:visited-style-name="Index_20_Link">Introduction<text:tab/>2</text:a></text:p>
          <text:p text:style-name="P19"><text:a xlink:type="simple" xlink:href="#__RefHeading___Toc216_2301110391" text:style-name="Index_20_Link" text:visited-style-name="Index_20_Link">Student Background<text:tab/>2</text:a></text:p>
          <text:p text:style-name="P19"><text:a xlink:type="simple" xlink:href="#__RefHeading___Toc218_2301110391" text:style-name="Index_20_Link" text:visited-style-name="Index_20_Link">Project Background<text:tab/>2</text:a></text:p>
          <text:p text:style-name="P19"><text:a xlink:type="simple" xlink:href="#__RefHeading___Toc220_2301110391" text:style-name="Index_20_Link" text:visited-style-name="Index_20_Link">Project Goals<text:tab/>2</text:a></text:p>
          <text:p text:style-name="P17"><text:a xlink:type="simple" xlink:href="#__RefHeading___Toc222_2301110391" text:style-name="Index_20_Link" text:visited-style-name="Index_20_Link">Body<text:tab/>2</text:a></text:p>
          <text:p text:style-name="P19"><text:a xlink:type="simple" xlink:href="#__RefHeading___Toc224_2301110391" text:style-name="Index_20_Link" text:visited-style-name="Index_20_Link">Background<text:tab/>2</text:a></text:p>
          <text:p text:style-name="P19"><text:a xlink:type="simple" xlink:href="#__RefHeading___Toc226_2301110391" text:style-name="Index_20_Link" text:visited-style-name="Index_20_Link">Design Decisions<text:tab/>2</text:a></text:p>
          <text:p text:style-name="P19"><text:a xlink:type="simple" xlink:href="#__RefHeading___Toc228_2301110391" text:style-name="Index_20_Link" text:visited-style-name="Index_20_Link">Feasibility Assessment Report<text:tab/>2</text:a></text:p>
          <text:p text:style-name="P19"><text:a xlink:type="simple" xlink:href="#__RefHeading___Toc230_2301110391" text:style-name="Index_20_Link" text:visited-style-name="Index_20_Link">Analysis Patterns<text:tab/>2</text:a></text:p>
          <text:p text:style-name="P19"><text:a xlink:type="simple" xlink:href="#__RefHeading___Toc232_2301110391" text:style-name="Index_20_Link" text:visited-style-name="Index_20_Link">Entity Relations<text:tab/>2</text:a></text:p>
          <text:p text:style-name="P19"><text:a xlink:type="simple" xlink:href="#__RefHeading___Toc234_2301110391" text:style-name="Index_20_Link" text:visited-style-name="Index_20_Link">Context Diagram<text:tab/>2</text:a></text:p>
          <text:p text:style-name="P19"><text:a xlink:type="simple" xlink:href="#__RefHeading___Toc236_2301110391" text:style-name="Index_20_Link" text:visited-style-name="Index_20_Link">Data Flow Diagram<text:tab/>3</text:a></text:p>
          <text:p text:style-name="P19"><text:a xlink:type="simple" xlink:href="#__RefHeading___Toc238_2301110391" text:style-name="Index_20_Link" text:visited-style-name="Index_20_Link">Network Diagram<text:tab/>3</text:a></text:p>
          <text:p text:style-name="P19"><text:a xlink:type="simple" xlink:href="#__RefHeading___Toc240_2301110391" text:style-name="Index_20_Link" text:visited-style-name="Index_20_Link">User manual<text:tab/>3</text:a></text:p>
          <text:p text:style-name="P19"><text:a xlink:type="simple" xlink:href="#__RefHeading___Toc242_2301110391" text:style-name="Index_20_Link" text:visited-style-name="Index_20_Link">Testing<text:tab/>3</text:a></text:p>
          <text:p text:style-name="P19"><text:a xlink:type="simple" xlink:href="#__RefHeading___Toc244_2301110391" text:style-name="Index_20_Link" text:visited-style-name="Index_20_Link">Future Developments<text:tab/>3</text:a></text:p>
          <text:p text:style-name="P19"><text:a xlink:type="simple" xlink:href="#__RefHeading___Toc246_2301110391" text:style-name="Index_20_Link" text:visited-style-name="Index_20_Link">Timeline<text:tab/>3</text:a></text:p>
          <text:p text:style-name="P17"><text:a xlink:type="simple" xlink:href="#__RefHeading___Toc248_2301110391" text:style-name="Index_20_Link" text:visited-style-name="Index_20_Link">Conclusion<text:tab/>3</text:a></text:p>
          <text:p text:style-name="P17"><text:a xlink:type="simple" xlink:href="#__RefHeading___Toc250_2301110391" text:style-name="Index_20_Link" text:visited-style-name="Index_20_Link">Appendix A<text:tab/>3</text:a></text:p>
        </text:index-body>
      </text:table-of-content>
      <text:p text:style-name="P3"/>
      <text:h text:style-name="P14" text:outline-level="1"><text:bookmark-start text:name="__RefHeading___Toc105_2301110391"/>Introduction<text:bookmark-end text:name="__RefHeading___Toc105_2301110391"/></text:h>
      <text:h text:style-name="P9" text:outline-level="2"><text:bookmark-start text:name="__RefHeading___Toc216_2301110391"/>Student Background<text:bookmark-end text:name="__RefHeading___Toc216_2301110391"/></text:h>
      <text:p text:style-name="P5">Fds</text:p>
      <text:h text:style-name="P9" text:outline-level="2"><text:bookmark-start text:name="__RefHeading___Toc218_2301110391"/>Project Background<text:bookmark-end text:name="__RefHeading___Toc218_2301110391"/></text:h>
      <text:p text:style-name="P5">Fdsa</text:p>
      <text:h text:style-name="P9" text:outline-level="2"><text:bookmark-start text:name="__RefHeading___Toc220_2301110391"/>Project Goals<text:bookmark-end text:name="__RefHeading___Toc220_2301110391"/></text:h>
      <text:p text:style-name="P5">Fdsa</text:p>
      <text:p text:style-name="P3"/>
      <text:h text:style-name="P13" text:outline-level="1"><text:bookmark-start text:name="__RefHeading___Toc222_2301110391"/>Body<text:bookmark-end text:name="__RefHeading___Toc222_2301110391"/></text:h>
      <text:p text:style-name="P4">Fdsa</text:p>
      <text:h text:style-name="P10" text:outline-level="2"><text:bookmark-start text:name="__RefHeading___Toc224_2301110391"/>Background<text:bookmark-end text:name="__RefHeading___Toc224_2301110391"/></text:h>
      <text:p text:style-name="P6">Fdsa</text:p>
      <text:h text:style-name="P10" text:outline-level="2"><text:bookmark-start text:name="__RefHeading___Toc226_2301110391"/>Design Decisions<text:bookmark-end text:name="__RefHeading___Toc226_2301110391"/></text:h>
      <text:p text:style-name="P6">Fdsa</text:p>
      <text:h text:style-name="P10" text:outline-level="2"><text:bookmark-start text:name="__RefHeading___Toc228_2301110391"/>Feasibility Assessment Report<text:bookmark-end text:name="__RefHeading___Toc228_2301110391"/></text:h>
      <text:p text:style-name="P6">Fdsa</text:p>
      <text:h text:style-name="Heading_20_2" text:outline-level="2"><text:bookmark-start text:name="__RefHeading___Toc230_2301110391"/>Analysis Patterns<text:bookmark-end text:name="__RefHeading___Toc230_2301110391"/></text:h>
      <text:p text:style-name="P6">Fdsa</text:p>
      <text:h text:style-name="P10" text:outline-level="2"><text:bookmark-start text:name="__RefHeading___Toc232_2301110391"/>Entity Relations<text:bookmark-end text:name="__RefHeading___Toc232_2301110391"/></text:h>
      <text:p text:style-name="P6">Fdas</text:p>
      <text:h text:style-name="P10" text:outline-level="2"><text:bookmark-start text:name="__RefHeading___Toc234_2301110391"/>Context Diagram<text:bookmark-end text:name="__RefHeading___Toc234_2301110391"/></text:h>
      <text:p text:style-name="P6">Fdsa</text:p>
      <text:h text:style-name="P10" text:outline-level="2"><text:bookmark-start text:name="__RefHeading___Toc236_2301110391"/><text:soft-page-break/>Data Flow Diagram<text:bookmark-end text:name="__RefHeading___Toc236_2301110391"/></text:h>
      <text:p text:style-name="P6">Fds</text:p>
      <text:h text:style-name="P10" text:outline-level="2"><text:bookmark-start text:name="__RefHeading___Toc238_2301110391"/>Network Diagram<text:bookmark-end text:name="__RefHeading___Toc238_2301110391"/></text:h>
      <text:p text:style-name="P6">Fdsa</text:p>
      <text:h text:style-name="P10" text:outline-level="2"><text:bookmark-start text:name="__RefHeading___Toc240_2301110391"/>User manual<text:bookmark-end text:name="__RefHeading___Toc240_2301110391"/></text:h>
      <text:p text:style-name="P6">Fdas</text:p>
      <text:h text:style-name="P11" text:outline-level="2"><text:bookmark-start text:name="__RefHeading___Toc242_2301110391"/>Testing<text:bookmark-end text:name="__RefHeading___Toc242_2301110391"/></text:h>
      <text:p text:style-name="P7">Fdas</text:p>
      <text:h text:style-name="P12" text:outline-level="2"><text:bookmark-start text:name="__RefHeading___Toc244_2301110391"/>Future Developments<text:bookmark-end text:name="__RefHeading___Toc244_2301110391"/></text:h>
      <text:p text:style-name="P8">Fdsa</text:p>
      <text:h text:style-name="P12" text:outline-level="2"><text:bookmark-start text:name="__RefHeading___Toc246_2301110391"/>Timeline<text:bookmark-end text:name="__RefHeading___Toc246_2301110391"/></text:h>
      <text:p text:style-name="P8">Fdsa</text:p>
      <text:p text:style-name="P4"/>
      <text:h text:style-name="P13" text:outline-level="1"><text:bookmark-start text:name="__RefHeading___Toc248_2301110391"/>Conclusion<text:bookmark-end text:name="__RefHeading___Toc248_2301110391"/></text:h>
      <text:p text:style-name="P4">Fdsa</text:p>
      <text:p text:style-name="P4"/>
      <text:h text:style-name="P13" text:outline-level="1"><text:bookmark-start text:name="__RefHeading___Toc250_2301110391"/>Appendix A<text:bookmark-end text:name="__RefHeading___Toc250_2301110391"/></text:h>
      <text:p text:style-name="P4">fd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loext:footer-first>
        <text:p text:style-name="MP1"><text:page-number text:select-page="current">1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19:37.191363109</meta:creation-date>
    <dc:date>2018-09-20T14:36:44.581616201</dc:date>
    <meta:editing-duration>PT17M6S</meta:editing-duration>
    <meta:editing-cycles>13</meta:editing-cycles>
    <meta:generator>LibreOffice/6.1.1.2$Linux_X86_64 LibreOffice_project/10$Build-2</meta:generator>
    <meta:document-statistic meta:table-count="0" meta:image-count="0" meta:object-count="0" meta:page-count="5" meta:paragraph-count="62" meta:word-count="124" meta:character-count="764" meta:non-whitespace-character-count="702"/>
  </office:meta>
</office:document-meta>
</file>